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80808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6.227cm" fo:min-width="2.294cm"/>
    </style:style>
    <style:style style:name="gr4" style:family="graphic" style:parent-style-name="standard">
      <style:graphic-properties draw:textarea-horizontal-align="justify" draw:textarea-vertical-align="middle" draw:auto-grow-height="false" fo:min-height="12.323cm" fo:min-width="9.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3.477cm" fo:min-width="13.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38cm"/>
    </style:style>
    <style:style style:name="gr9" style:family="graphic" style:parent-style-name="standard">
      <style:graphic-properties draw:textarea-horizontal-align="justify" draw:textarea-vertical-align="middle" draw:auto-grow-height="false" fo:min-height="2.671cm" fo:min-width="2.421cm"/>
    </style:style>
    <style:style style:name="gr10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5" style:family="graphic" style:parent-style-name="standard">
      <style:graphic-properties draw:stroke="none" draw:fill="none" draw:fill-color="#000000" draw:textarea-horizontal-align="justify" draw:textarea-vertical-align="middle" draw:auto-grow-height="false" fo:min-height="0.199cm" fo:min-width="0cm"/>
    </style:style>
    <style:style style:name="gr16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5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42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0.888cm" fo:min-width="2.066cm"/>
    </style:style>
    <style:style style:name="gr21" style:family="graphic" style:parent-style-name="standard">
      <style:graphic-properties draw:stroke="none" svg:stroke-color="#000000" draw:fill="none" draw:fill-color="#ffffff" fo:min-height="1.026cm"/>
    </style:style>
    <style:style style:name="gr22" style:family="graphic" style:parent-style-name="standard">
      <style:graphic-properties draw:textarea-horizontal-align="justify" draw:textarea-vertical-align="middle" draw:auto-grow-height="false" fo:min-height="2.804cm" fo:min-width="1.836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.068cm" fo:min-width="0.014cm"/>
    </style:style>
    <style:style style:name="gr24" style:family="graphic" style:parent-style-name="standard">
      <style:graphic-properties draw:stroke="none" svg:stroke-color="#000000" draw:fill="none" draw:fill-color="#ffffff" fo:min-height="1.2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1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75cm"/>
    </style:style>
    <style:style style:name="gr2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fo:min-height="1.4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24cm"/>
    </style:style>
    <style:style style:name="gr31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91cm"/>
    </style:style>
    <style:style style:name="gr33" style:family="graphic" style:parent-style-name="standard">
      <style:graphic-properties svg:stroke-color="#000000" draw:textarea-horizontal-align="justify" draw:textarea-vertical-align="middle" draw:auto-grow-height="false" fo:min-height="0.888cm" fo:min-width="2.282cm"/>
    </style:style>
    <style:style style:name="gr34" style:family="graphic" style:parent-style-name="standard">
      <style:graphic-properties draw:textarea-horizontal-align="justify" draw:textarea-vertical-align="middle" draw:auto-grow-height="false" fo:min-height="1.109cm" fo:min-width="0.91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8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72cm"/>
    </style:style>
    <style:style style:name="gr37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min-height="2.804cm" fo:min-width="2.474cm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fo:min-height="1.058cm"/>
    </style:style>
    <style:style style:name="gr40" style:family="graphic" style:parent-style-name="objectwithoutfill">
      <style:graphic-properties draw:stroke="dash" draw:stroke-dash="Fine_20_Dashed" svg:stroke-width="0.102cm" svg:stroke-color="#ff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1" style:family="graphic" style:parent-style-name="standard">
      <style:graphic-properties draw:stroke="none" svg:stroke-color="#000000" draw:fill="none" draw:fill-color="#ffffff" fo:min-height="1.9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4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text-properties fo:font-size="25pt" style:font-size-asian="25pt" style:font-size-complex="25pt"/>
    </style:style>
    <style:style style:name="P16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loext:graphic-properties draw:fill="none"/>
      <style:paragraph-properties fo:text-align="center"/>
      <style:text-properties fo:color="#ff3333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color="#ff3333" fo:font-size="24pt" style:font-size-asian="24pt" style:font-size-complex="24pt"/>
    </style:style>
    <style:style style:name="T12" style:family="text">
      <style:text-properties fo:color="#ff3333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8.559cm" svg:y1="7.223cm" svg:x2="31.353cm" svg:y2="4.302cm">
          <text:p/>
        </draw:line>
        <draw:polygon draw:style-name="gr2" draw:text-style-name="P2" draw:layer="layout" svg:width="7.947cm" svg:height="7.427cm" draw:transform="skewX (0.359712358836031) rotate (-0.605629250442033) translate (53.4065626605228cm 17.0499162159407cm)" svg:viewBox="0 0 7948 7428" draw:points="111,537 4601,0 7948,3132 7252,7428 4463,4818 4179,3830 3012,3461 0,642">
          <text:p/>
        </draw:polygon>
        <draw:custom-shape draw:style-name="gr3" draw:text-style-name="P4" xml:id="id1" draw:id="id1" draw:layer="layout" svg:width="2.794cm" svg:height="6.477cm" svg:x="4.013cm" svg:y="18.53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16cm" svg:height="12.573cm" svg:x="9.89cm" svg:y="15.7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2">Instruction Memory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81cm" svg:height="1.987cm" svg:x="10.144cm" svg:y="21.124cm">
          <draw:text-box>
            <text:p><text:span text:style-name="T3">Address</text:span></text:p>
          </draw:text-box>
        </draw:frame>
        <draw:frame draw:style-name="gr5" draw:text-style-name="P5" draw:layer="layout" svg:width="4.179cm" svg:height="1.987cm" svg:x="15.744cm" svg:y="21.125cm">
          <draw:text-box>
            <text:p><text:span text:style-name="T3">Instruction</text:span></text:p>
          </draw:text-box>
        </draw:frame>
        <draw:custom-shape draw:style-name="gr6" draw:text-style-name="P3" draw:layer="layout" svg:width="13.98cm" svg:height="13.727cm" svg:x="30.59cm" svg:y="14.636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2">Register Fil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179cm" svg:height="2.071cm" svg:x="30.949cm" svg:y="26.64cm">
          <draw:text-box>
            <text:p><text:span text:style-name="T3">Data</text:span></text:p>
          </draw:text-box>
        </draw:frame>
        <draw:frame draw:style-name="gr5" draw:text-style-name="P5" draw:layer="layout" svg:width="6.131cm" svg:height="1.987cm" svg:x="30.946cm" svg:y="16.527cm">
          <draw:text-box>
            <text:p><text:span text:style-name="T3">Read Register 1</text:span></text:p>
          </draw:text-box>
        </draw:frame>
        <draw:frame draw:style-name="gr5" draw:text-style-name="P5" draw:layer="layout" svg:width="6.131cm" svg:height="1.987cm" svg:x="30.947cm" svg:y="19.128cm">
          <draw:text-box>
            <text:p><text:span text:style-name="T3">Read Register 2</text:span></text:p>
          </draw:text-box>
        </draw:frame>
        <draw:frame draw:style-name="gr5" draw:text-style-name="P5" draw:layer="layout" svg:width="6.131cm" svg:height="1.987cm" svg:x="30.948cm" svg:y="22.729cm">
          <draw:text-box>
            <text:p><text:span text:style-name="T3">Write Register</text:span></text:p>
          </draw:text-box>
        </draw:frame>
        <draw:frame draw:style-name="gr5" draw:text-style-name="P5" draw:layer="layout" svg:width="6.131cm" svg:height="1.987cm" svg:x="39.247cm" svg:y="14.928cm">
          <draw:text-box>
            <text:p><text:span text:style-name="T3">Write</text:span></text:p>
          </draw:text-box>
        </draw:frame>
        <draw:frame draw:style-name="gr5" draw:text-style-name="P5" draw:layer="layout" svg:width="6.131cm" svg:height="1.987cm" svg:x="39.647cm" svg:y="18.828cm">
          <draw:text-box>
            <text:p><text:span text:style-name="T3">Read Data 1</text:span></text:p>
          </draw:text-box>
        </draw:frame>
        <draw:frame draw:style-name="gr5" draw:text-style-name="P5" draw:layer="layout" svg:width="6.131cm" svg:height="1.987cm" svg:x="39.648cm" svg:y="23.029cm">
          <draw:text-box>
            <text:p><text:span text:style-name="T3">Read Data 2</text:span></text:p>
          </draw:text-box>
        </draw:frame>
        <draw:custom-shape draw:style-name="gr4" draw:text-style-name="P3" draw:layer="layout" svg:width="10.16cm" svg:height="12.573cm" svg:x="61.073cm" svg:y="15.684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2"/></text:p>
          <text:p text:style-name="P3"><text:span text:style-name="T2"><text:s text:c="17"/></text:span><text:span text:style-name="T2">Data Memory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81cm" svg:height="1.987cm" svg:x="61.327cm" svg:y="21.018cm">
          <draw:text-box>
            <text:p><text:span text:style-name="T3">Address</text:span></text:p>
          </draw:text-box>
        </draw:frame>
        <draw:frame draw:style-name="gr5" draw:text-style-name="P5" draw:layer="layout" svg:width="3.556cm" svg:height="1.987cm" svg:x="67.55cm" svg:y="21.019cm">
          <draw:text-box>
            <text:p><text:span text:style-name="T3">Data out</text:span></text:p>
          </draw:text-box>
        </draw:frame>
        <draw:frame draw:style-name="gr5" draw:text-style-name="P5" draw:layer="layout" svg:width="2.156cm" svg:height="1.987cm" svg:x="63.527cm" svg:y="15.919cm">
          <draw:text-box>
            <text:p><text:span text:style-name="T3">RD</text:span></text:p>
          </draw:text-box>
        </draw:frame>
        <draw:frame draw:style-name="gr5" draw:text-style-name="P5" draw:layer="layout" svg:width="2.156cm" svg:height="1.987cm" svg:x="67.227cm" svg:y="15.92cm">
          <draw:text-box>
            <text:p><text:span text:style-name="T3">WR</text:span></text:p>
          </draw:text-box>
        </draw:frame>
        <draw:frame draw:style-name="gr5" draw:text-style-name="P5" draw:layer="layout" svg:width="3.301cm" svg:height="1.987cm" svg:x="61.328cm" svg:y="25.72cm">
          <draw:text-box>
            <text:p><text:span text:style-name="T3">Data in</text:span></text:p>
          </draw:text-box>
        </draw:frame>
        <draw:frame draw:style-name="gr8" draw:text-style-name="P6" draw:layer="layout" svg:width="2.238cm" svg:height="1.195cm" svg:x="52.831cm" svg:y="22.34cm">
          <draw:text-box>
            <text:p><text:span text:style-name="T4">ALU</text:span></text:p>
          </draw:text-box>
        </draw:frame>
        <draw:custom-shape draw:style-name="gr9" draw:text-style-name="P7" draw:layer="layout" svg:width="2.921cm" svg:height="2.921cm" svg:x="9.921cm" svg:y="5.772cm">
          <text:p text:style-name="P3"><text:span text:style-name="T5">+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921cm" svg:height="2.921cm" svg:x="44.121cm" svg:y="5.172cm">
          <text:p text:style-name="P3"><text:span text:style-name="T5">+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807cm" svg:y1="21.768cm" svg:x2="9.89cm" svg:y2="21.776cm" draw:start-shape="id1" draw:start-glue-point="1" svg:d="M6807 21768h1792v8h1291" svg:viewBox="0 0 3084 9">
          <text:p/>
        </draw:connector>
        <draw:line draw:style-name="gr10" draw:text-style-name="P1" draw:layer="layout" svg:x1="44.538cm" svg:y1="19.462cm" svg:x2="52.816cm" svg:y2="19.542cm">
          <text:p/>
        </draw:line>
        <draw:line draw:style-name="gr10" draw:text-style-name="P1" draw:layer="layout" svg:x1="44.563cm" svg:y1="23.653cm" svg:x2="49.006cm" svg:y2="23.733cm">
          <text:p/>
        </draw:line>
        <draw:line draw:style-name="gr10" draw:text-style-name="P1" draw:layer="layout" svg:x1="57.15cm" svg:y1="21.621cm" svg:x2="61.087cm" svg:y2="21.621cm">
          <text:p/>
        </draw:line>
        <draw:line draw:style-name="gr11" draw:text-style-name="P1" draw:layer="layout" svg:x1="20.05cm" svg:y1="21.748cm" svg:x2="23.225cm" svg:y2="21.701cm">
          <text:p/>
        </draw:line>
        <draw:custom-shape draw:style-name="gr12" draw:text-style-name="P8" draw:layer="layout" svg:width="0.508cm" svg:height="0.635cm" svg:x="7.604cm" svg:y="2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7.858cm" svg:y1="21.621cm" svg:x2="7.858cm" svg:y2="8.08cm">
          <text:p/>
        </draw:line>
        <draw:line draw:style-name="gr10" draw:text-style-name="P1" draw:layer="layout" svg:x1="7.858cm" svg:y1="8.08cm" svg:x2="9.965cm" svg:y2="8.08cm">
          <text:p/>
        </draw:line>
        <draw:line draw:style-name="gr10" draw:text-style-name="P1" draw:layer="layout" svg:x1="6.79cm" svg:y1="6.683cm" svg:x2="9.94cm" svg:y2="6.68cm">
          <text:p/>
        </draw:line>
        <draw:frame draw:style-name="gr13" draw:text-style-name="P9" draw:layer="layout" svg:width="1.052cm" svg:height="1.352cm" svg:x="5.658cm" svg:y="6.002cm">
          <draw:text-box>
            <text:p><text:span text:style-name="T6">4</text:span></text:p>
          </draw:text-box>
        </draw:frame>
        <draw:connector draw:style-name="gr10" draw:text-style-name="P1" xml:id="id3" draw:id="id3" draw:layer="layout" draw:line-skew="-1.496cm" svg:x1="62.752cm" svg:y1="1.61cm" svg:x2="4.013cm" svg:y2="21.768cm" draw:end-shape="id1" draw:end-glue-point="3" svg:d="M62752 1610h-60736v20158h1997" svg:viewBox="0 0 60737 20159">
          <text:p/>
        </draw:connector>
        <draw:frame draw:style-name="gr14" draw:text-style-name="P10" xml:id="id7" draw:id="id7" draw:layer="layout" svg:width="0.68cm" svg:height="0.962cm" svg:x="44.125cm" svg:y="5.262cm">
          <draw:text-box>
            <text:p><text:s/></text:p>
          </draw:text-box>
        </draw:frame>
        <draw:custom-shape draw:style-name="gr15" draw:text-style-name="P11" draw:layer="layout" svg:width="0.508cm" svg:height="0.635cm" svg:x="25.06cm" svg:y="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635cm" svg:x="22.971cm" svg:y="21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3.171cm" svg:y1="24.476cm" svg:x2="27.162cm" svg:y2="24.495cm">
          <text:p/>
        </draw:line>
        <draw:custom-shape draw:style-name="gr12" draw:text-style-name="P8" draw:layer="layout" svg:width="0.508cm" svg:height="0.635cm" svg:x="23.022cm" svg:y="1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635cm" svg:x="58.547cm" svg:y="21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5.511cm" svg:y1="22.412cm" svg:x2="27.162cm" svg:y2="22.412cm">
          <text:p/>
        </draw:line>
        <draw:custom-shape draw:style-name="gr12" draw:text-style-name="P8" draw:layer="layout" svg:width="0.508cm" svg:height="0.635cm" svg:x="45.173cm" svg:y="23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45.427cm" svg:y1="23.78cm" svg:x2="45.323cm" svg:y2="29.702cm">
          <text:p/>
        </draw:line>
        <draw:line draw:style-name="gr17" draw:text-style-name="P1" draw:layer="layout" svg:x1="47.228cm" svg:y1="25.765cm" svg:x2="49.106cm" svg:y2="25.765cm">
          <text:p text:style-name="P3"><text:s/></text:p>
        </draw:line>
        <draw:line draw:style-name="gr10" draw:text-style-name="P1" draw:layer="layout" svg:x1="71.231cm" svg:y1="21.574cm" svg:x2="74.425cm" svg:y2="21.621cm">
          <text:p/>
        </draw:line>
        <draw:frame draw:style-name="gr18" draw:text-style-name="P12" draw:layer="layout" svg:width="2.005cm" svg:height="1.195cm" svg:x="55.031cm" svg:y="21.041cm">
          <draw:text-box>
            <text:p><text:span text:style-name="T7">Res</text:span></text:p>
          </draw:text-box>
        </draw:frame>
        <draw:frame draw:style-name="gr19" draw:text-style-name="P12" draw:layer="layout" svg:width="2.242cm" svg:height="1.195cm" svg:x="54.432cm" svg:y="18.942cm">
          <draw:text-box>
            <text:p><text:span text:style-name="T7">Zero</text:span></text:p>
          </draw:text-box>
        </draw:frame>
        <draw:custom-shape draw:style-name="gr20" draw:text-style-name="P3" draw:layer="layout" svg:width="4.578cm" svg:height="2.032cm" draw:transform="rotate (1.56538580611371) translate (48.981cm 26.92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" draw:text-style-name="P13" draw:layer="layout" svg:width="1.524cm" svg:height="1.276cm" svg:x="49.006cm" svg:y="23.119cm">
          <draw:text-box>
            <text:p><text:span text:style-name="T8">0</text:span></text:p>
          </draw:text-box>
        </draw:frame>
        <draw:frame draw:style-name="gr21" draw:text-style-name="P13" draw:layer="layout" svg:width="1.524cm" svg:height="1.276cm" svg:x="49.006cm" svg:y="25.119cm">
          <draw:text-box>
            <text:p><text:span text:style-name="T8">1</text:span></text:p>
          </draw:text-box>
        </draw:frame>
        <draw:line draw:style-name="gr10" draw:text-style-name="P1" draw:layer="layout" svg:x1="51.038cm" svg:y1="24.622cm" svg:x2="52.816cm" svg:y2="24.622cm">
          <text:p/>
        </draw:line>
        <draw:custom-shape draw:style-name="gr22" draw:text-style-name="P14" draw:layer="layout" svg:width="3.302cm" svg:height="4.318cm" svg:x="35.676cm" svg:y="30.607cm">
          <text:p text:style-name="P3"><text:span text:style-name="T9">Sign-</text:span></text:p>
          <text:p text:style-name="P3"><text:span text:style-name="T9">ex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1.027cm" svg:height="0.955cm" svg:x="37.119cm" svg:y="27.4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8" draw:layer="layout" svg:width="1.027cm" svg:height="0.955cm" svg:x="65.745cm" svg:y="27.3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8" draw:layer="layout" svg:width="1.027cm" svg:height="0.955cm" svg:x="4.937cm" svg:y="24.0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1" draw:layer="layout" svg:x1="23.225cm" svg:y1="32.623cm" svg:x2="23.225cm" svg:y2="11.072cm">
          <text:p/>
        </draw:line>
        <draw:line draw:style-name="gr10" draw:text-style-name="P1" draw:layer="layout" svg:x1="23.225cm" svg:y1="17.18cm" svg:x2="30.591cm" svg:y2="17.129cm">
          <text:p/>
        </draw:line>
        <draw:frame draw:style-name="gr24" draw:text-style-name="P15" draw:layer="layout" svg:width="8.382cm" svg:height="1.524cm" svg:x="23.142cm" svg:y="15.598cm">
          <draw:text-box>
            <text:p><text:span text:style-name="T10">Instruction [25-21]</text:span></text:p>
          </draw:text-box>
        </draw:frame>
        <draw:line draw:style-name="gr10" draw:text-style-name="P1" draw:layer="layout" svg:x1="23.3cm" svg:y1="19.662cm" svg:x2="30.666cm" svg:y2="19.611cm">
          <text:p/>
        </draw:line>
        <draw:frame draw:style-name="gr24" draw:text-style-name="P15" draw:layer="layout" svg:width="8.382cm" svg:height="1.524cm" svg:x="23.242cm" svg:y="18.098cm">
          <draw:text-box>
            <text:p><text:span text:style-name="T10">Instruction [20-16]</text:span></text:p>
          </draw:text-box>
        </draw:frame>
        <draw:custom-shape draw:style-name="gr20" draw:text-style-name="P3" draw:layer="layout" svg:width="4.578cm" svg:height="2.032cm" draw:transform="rotate (1.56538580611371) translate (27.162cm 25.64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" draw:text-style-name="P13" draw:layer="layout" svg:width="1.524cm" svg:height="1.276cm" svg:x="27.187cm" svg:y="21.841cm">
          <draw:text-box>
            <text:p><text:span text:style-name="T8">0</text:span></text:p>
          </draw:text-box>
        </draw:frame>
        <draw:frame draw:style-name="gr21" draw:text-style-name="P13" draw:layer="layout" svg:width="1.524cm" svg:height="1.276cm" svg:x="27.187cm" svg:y="23.841cm">
          <draw:text-box>
            <text:p><text:span text:style-name="T8">1</text:span></text:p>
          </draw:text-box>
        </draw:frame>
        <draw:custom-shape draw:style-name="gr12" draw:text-style-name="P8" draw:layer="layout" svg:width="0.508cm" svg:height="0.635cm" svg:x="25.272cm" svg:y="19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5.526cm" svg:y1="19.771cm" svg:x2="25.511cm" svg:y2="22.463cm">
          <text:p/>
        </draw:line>
        <draw:line draw:style-name="gr16" draw:text-style-name="P1" draw:layer="layout" svg:x1="29.169cm" svg:y1="23.301cm" svg:x2="30.693cm" svg:y2="23.301cm">
          <text:p/>
        </draw:line>
        <draw:custom-shape draw:style-name="gr12" draw:text-style-name="P8" draw:layer="layout" svg:width="0.508cm" svg:height="0.635cm" svg:x="22.972cm" svg:y="24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8.382cm" svg:height="1.524cm" svg:x="20.542cm" svg:y="23.098cm">
          <draw:text-box>
            <text:p><text:span text:style-name="T3">Instruction [15-11]</text:span></text:p>
          </draw:text-box>
        </draw:frame>
        <draw:line draw:style-name="gr10" draw:text-style-name="P1" draw:layer="layout" svg:x1="23.225cm" svg:y1="32.623cm" svg:x2="35.671cm" svg:y2="32.623cm">
          <text:p/>
        </draw:line>
        <draw:frame draw:style-name="gr24" draw:text-style-name="P15" draw:layer="layout" svg:width="8.382cm" svg:height="1.524cm" svg:x="20.495cm" svg:y="32.726cm">
          <draw:text-box>
            <text:p><text:span text:style-name="T10">Instruction [15-0]</text:span></text:p>
          </draw:text-box>
        </draw:frame>
        <draw:frame draw:style-name="gr25" draw:text-style-name="P16" draw:layer="layout" svg:width="4.011cm" svg:height="1.195cm" svg:x="38.719cm" svg:y="12.53cm">
          <draw:text-box>
            <text:p><text:span text:style-name="T11">RegWrite</text:span></text:p>
          </draw:text-box>
        </draw:frame>
        <draw:line draw:style-name="gr11" draw:text-style-name="P1" draw:layer="layout" svg:x1="40.497cm" svg:y1="14.589cm" svg:x2="40.497cm" svg:y2="13.827cm">
          <text:p/>
        </draw:line>
        <draw:line draw:style-name="gr11" draw:text-style-name="P1" draw:layer="layout" svg:x1="50.097cm" svg:y1="27.089cm" svg:x2="50.097cm" svg:y2="26.327cm">
          <text:p/>
        </draw:line>
        <draw:frame draw:style-name="gr26" draw:text-style-name="P16" draw:layer="layout" svg:width="3.415cm" svg:height="1.195cm" svg:x="48.32cm" svg:y="27.131cm">
          <draw:text-box>
            <text:p><text:span text:style-name="T11">ALUSrc</text:span></text:p>
          </draw:text-box>
        </draw:frame>
        <draw:line draw:style-name="gr11" draw:text-style-name="P1" draw:layer="layout" svg:x1="55.097cm" svg:y1="25.308cm" svg:x2="55.097cm" svg:y2="24.546cm">
          <text:p/>
        </draw:line>
        <draw:frame draw:style-name="gr27" draw:text-style-name="P16" draw:layer="layout" svg:width="3.275cm" svg:height="1.195cm" svg:x="53.721cm" svg:y="25.232cm">
          <draw:text-box>
            <text:p><text:span text:style-name="T11">ALUOp</text:span></text:p>
          </draw:text-box>
        </draw:frame>
        <draw:line draw:style-name="gr11" draw:text-style-name="P1" draw:layer="layout" svg:x1="39.024cm" svg:y1="32.623cm" svg:x2="47.152cm" svg:y2="32.623cm">
          <text:p/>
        </draw:line>
        <draw:line draw:style-name="gr11" draw:text-style-name="P1" draw:layer="layout" svg:x1="47.152cm" svg:y1="32.623cm" svg:x2="47.228cm" svg:y2="12.16cm">
          <text:p/>
        </draw:line>
        <draw:line draw:style-name="gr28" draw:text-style-name="P1" draw:layer="layout" svg:x1="32.496cm" svg:y1="33.512cm" svg:x2="33.512cm" svg:y2="31.861cm">
          <text:p/>
        </draw:line>
        <draw:frame draw:style-name="gr29" draw:text-style-name="P17" draw:layer="layout" svg:width="1.524cm" svg:height="1.651cm" svg:x="32.75cm" svg:y="32.817cm">
          <draw:text-box>
            <text:p><text:span text:style-name="T1">16</text:span></text:p>
          </draw:text-box>
        </draw:frame>
        <draw:line draw:style-name="gr28" draw:text-style-name="P1" draw:layer="layout" svg:x1="40.896cm" svg:y1="33.513cm" svg:x2="41.912cm" svg:y2="31.862cm">
          <text:p/>
        </draw:line>
        <draw:frame draw:style-name="gr29" draw:text-style-name="P17" draw:layer="layout" svg:width="1.524cm" svg:height="1.651cm" svg:x="41.25cm" svg:y="32.818cm">
          <draw:text-box>
            <text:p><text:span text:style-name="T1">32</text:span></text:p>
          </draw:text-box>
        </draw:frame>
        <draw:custom-shape draw:style-name="gr20" draw:text-style-name="P3" draw:layer="layout" svg:width="4.578cm" svg:height="2.032cm" draw:transform="rotate (1.56538580611371) translate (74.382cm 24.82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" draw:text-style-name="P13" draw:layer="layout" svg:width="1.524cm" svg:height="1.276cm" svg:x="74.407cm" svg:y="21.018cm">
          <draw:text-box>
            <text:p><text:span text:style-name="T8">1</text:span></text:p>
          </draw:text-box>
        </draw:frame>
        <draw:frame draw:style-name="gr21" draw:text-style-name="P13" draw:layer="layout" svg:width="1.524cm" svg:height="1.276cm" svg:x="74.407cm" svg:y="23.018cm">
          <draw:text-box>
            <text:p><text:span text:style-name="T8">0</text:span></text:p>
          </draw:text-box>
        </draw:frame>
        <draw:line draw:style-name="gr11" draw:text-style-name="P1" draw:layer="layout" svg:x1="75.498cm" svg:y1="24.988cm" svg:x2="75.498cm" svg:y2="24.226cm">
          <text:p/>
        </draw:line>
        <draw:frame draw:style-name="gr30" draw:text-style-name="P16" draw:layer="layout" svg:width="4.824cm" svg:height="1.195cm" svg:x="73.721cm" svg:y="25.03cm">
          <draw:text-box>
            <text:p><text:span text:style-name="T11">MemToReg</text:span></text:p>
          </draw:text-box>
        </draw:frame>
        <draw:line draw:style-name="gr10" draw:text-style-name="P1" draw:layer="layout" svg:x1="72.753cm" svg:y1="23.733cm" svg:x2="74.404cm" svg:y2="23.733cm">
          <text:p/>
        </draw:line>
        <draw:line draw:style-name="gr11" draw:text-style-name="P1" draw:layer="layout" svg:x1="58.785cm" svg:y1="21.701cm" svg:x2="58.785cm" svg:y2="30.083cm">
          <text:p/>
        </draw:line>
        <draw:line draw:style-name="gr11" draw:text-style-name="P1" draw:layer="layout" svg:x1="58.785cm" svg:y1="30.083cm" svg:x2="72.755cm" svg:y2="30.083cm">
          <text:p/>
        </draw:line>
        <draw:line draw:style-name="gr11" draw:text-style-name="P1" draw:layer="layout" svg:x1="72.755cm" svg:y1="30.142cm" svg:x2="72.755cm" svg:y2="23.69cm">
          <text:p/>
        </draw:line>
        <draw:line draw:style-name="gr16" draw:text-style-name="P1" draw:layer="layout" svg:x1="28.813cm" svg:y1="27.289cm" svg:x2="30.668cm" svg:y2="27.301cm">
          <text:p/>
        </draw:line>
        <draw:line draw:style-name="gr11" draw:text-style-name="P1" draw:layer="layout" svg:x1="28.813cm" svg:y1="27.289cm" svg:x2="28.813cm" svg:y2="36.56cm">
          <text:p/>
        </draw:line>
        <draw:line draw:style-name="gr11" draw:text-style-name="P1" draw:layer="layout" svg:x1="28.813cm" svg:y1="36.56cm" svg:x2="78.64cm" svg:y2="36.687cm">
          <text:p/>
        </draw:line>
        <draw:line draw:style-name="gr11" draw:text-style-name="P1" draw:layer="layout" svg:x1="78.64cm" svg:y1="36.687cm" svg:x2="78.64cm" svg:y2="22.59cm">
          <text:p/>
        </draw:line>
        <draw:line draw:style-name="gr11" draw:text-style-name="P1" draw:layer="layout" svg:x1="76.438cm" svg:y1="22.59cm" svg:x2="78.64cm" svg:y2="22.59cm">
          <text:p/>
        </draw:line>
        <draw:line draw:style-name="gr11" draw:text-style-name="P1" draw:layer="layout" svg:x1="45.323cm" svg:y1="29.702cm" svg:x2="57.769cm" svg:y2="29.829cm">
          <text:p/>
        </draw:line>
        <draw:line draw:style-name="gr11" draw:text-style-name="P1" draw:layer="layout" svg:x1="57.769cm" svg:y1="29.829cm" svg:x2="57.769cm" svg:y2="26.273cm">
          <text:p/>
        </draw:line>
        <draw:line draw:style-name="gr31" draw:text-style-name="P1" draw:layer="layout" svg:x1="57.769cm" svg:y1="26.273cm" svg:x2="61.071cm" svg:y2="26.273cm">
          <text:p/>
        </draw:line>
        <draw:line draw:style-name="gr11" draw:text-style-name="P1" draw:layer="layout" svg:x1="28.297cm" svg:y1="25.808cm" svg:x2="28.297cm" svg:y2="25.046cm">
          <text:p/>
        </draw:line>
        <draw:frame draw:style-name="gr32" draw:text-style-name="P16" draw:layer="layout" svg:width="3.791cm" svg:height="1.195cm" svg:x="26.621cm" svg:y="25.732cm">
          <draw:text-box>
            <text:p><text:span text:style-name="T11">RegDest</text:span></text:p>
          </draw:text-box>
        </draw:frame>
        <draw:line draw:style-name="gr17" draw:text-style-name="P1" draw:layer="layout" svg:x1="47.101cm" svg:y1="6.715cm" svg:x2="51.117cm" svg:y2="6.707cm">
          <text:p text:style-name="P3"><text:s/></text:p>
        </draw:line>
        <draw:custom-shape draw:style-name="gr33" draw:text-style-name="P3" draw:layer="layout" svg:width="4.964cm" svg:height="2.032cm" draw:transform="rotate (1.56538580611371) translate (51.092cm 7.8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" draw:text-style-name="P13" xml:id="id11" draw:id="id11" draw:layer="layout" svg:width="1.524cm" svg:height="1.276cm" svg:x="51.117cm" svg:y="3.661cm">
          <draw:text-box>
            <text:p><text:span text:style-name="T8">0</text:span></text:p>
          </draw:text-box>
        </draw:frame>
        <draw:frame draw:style-name="gr21" draw:text-style-name="P13" draw:layer="layout" svg:width="1.524cm" svg:height="1.276cm" svg:x="51.117cm" svg:y="6.061cm">
          <draw:text-box>
            <text:p><text:span text:style-name="T8">1</text:span></text:p>
          </draw:text-box>
        </draw:frame>
        <draw:line draw:style-name="gr10" draw:text-style-name="P1" draw:layer="layout" svg:x1="53.149cm" svg:y1="5.564cm" svg:x2="56.499cm" svg:y2="5.572cm">
          <text:p/>
        </draw:line>
        <draw:line draw:style-name="gr11" draw:text-style-name="P1" draw:layer="layout" svg:x1="52.208cm" svg:y1="7.982cm" svg:x2="52.208cm" svg:y2="7.169cm">
          <text:p/>
        </draw:line>
        <draw:custom-shape draw:style-name="gr34" draw:text-style-name="P3" draw:layer="layout" svg:width="1.651cm" svg:height="1.905cm" draw:transform="rotate (1.5707963267949) translate (51.229cm 9.672cm)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1" draw:layer="layout" svg:x1="55.737cm" svg:y1="18.907cm" svg:x2="55.737cm" svg:y2="12.049cm">
          <text:p/>
        </draw:line>
        <draw:line draw:style-name="gr11" draw:text-style-name="P1" draw:layer="layout" svg:x1="55.737cm" svg:y1="12.049cm" svg:x2="52.768cm" svg:y2="12.049cm">
          <text:p/>
        </draw:line>
        <draw:line draw:style-name="gr31" draw:text-style-name="P1" draw:layer="layout" svg:x1="52.768cm" svg:y1="12.098cm" svg:x2="52.768cm" svg:y2="9.736cm">
          <text:p/>
        </draw:line>
        <draw:frame draw:style-name="gr35" draw:text-style-name="P16" draw:layer="layout" svg:width="3.182cm" svg:height="1.195cm" svg:x="49.32cm" svg:y="11.531cm">
          <draw:text-box>
            <text:p><text:span text:style-name="T11">Branch</text:span></text:p>
          </draw:text-box>
        </draw:frame>
        <draw:line draw:style-name="gr16" draw:text-style-name="P1" draw:layer="layout" svg:x1="51.8cm" svg:y1="11.541cm" svg:x2="51.752cm" svg:y2="9.763cm">
          <text:p/>
        </draw:line>
        <draw:custom-shape draw:style-name="gr22" draw:text-style-name="P14" xml:id="id8" draw:id="id8" draw:layer="layout" svg:width="3.302cm" svg:height="4.318cm" svg:x="37.977cm" svg:y="7.208cm">
          <text:p text:style-name="P3"><text:span text:style-name="T9">Shift</text:span></text:p>
          <text:p text:style-name="P3"><text:span text:style-name="T9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635cm" svg:x="46.974cm" svg:y="2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47.228cm" svg:y1="12.16cm" svg:x2="36.339cm" svg:y2="12.16cm">
          <text:p/>
        </draw:line>
        <draw:line draw:style-name="gr11" draw:text-style-name="P1" draw:layer="layout" svg:x1="36.339cm" svg:y1="12.16cm" svg:x2="36.339cm" svg:y2="9.285cm">
          <text:p/>
        </draw:line>
        <draw:line draw:style-name="gr10" draw:text-style-name="P1" draw:layer="layout" svg:x1="36.339cm" svg:y1="9.285cm" svg:x2="37.939cm" svg:y2="9.285cm">
          <text:p/>
        </draw:line>
        <draw:custom-shape draw:style-name="gr20" draw:text-style-name="P3" xml:id="id2" draw:id="id2" draw:layer="layout" svg:width="4.578cm" svg:height="2.032cm" draw:transform="rotate (1.56538580611371) translate (56.492cm 6.68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" draw:text-style-name="P13" draw:layer="layout" svg:width="1.524cm" svg:height="1.276cm" svg:x="56.517cm" svg:y="2.386cm">
          <draw:text-box>
            <text:p><text:span text:style-name="T8">1</text:span></text:p>
          </draw:text-box>
        </draw:frame>
        <draw:frame draw:style-name="gr21" draw:text-style-name="P13" draw:layer="layout" svg:width="1.524cm" svg:height="1.276cm" svg:x="56.517cm" svg:y="4.886cm">
          <draw:text-box>
            <text:p><text:span text:style-name="T8">0</text:span></text:p>
          </draw:text-box>
        </draw:frame>
        <draw:line draw:style-name="gr11" draw:text-style-name="P1" draw:layer="layout" svg:x1="57.608cm" svg:y1="6.856cm" svg:x2="57.608cm" svg:y2="6.094cm">
          <text:p/>
        </draw:line>
        <draw:frame draw:style-name="gr36" draw:text-style-name="P16" draw:layer="layout" svg:width="2.572cm" svg:height="1.195cm" svg:x="56.22cm" svg:y="6.732cm">
          <draw:text-box>
            <text:p><text:span text:style-name="T11">Jump</text:span></text:p>
          </draw:text-box>
        </draw:frame>
        <draw:connector draw:style-name="gr37" draw:text-style-name="P3" draw:layer="layout" svg:x1="58.541cm" svg:y1="4.413cm" svg:x2="62.752cm" svg:y2="1.61cm" draw:start-shape="id2" draw:start-glue-point="5" draw:end-shape="id3" draw:end-glue-point="2" svg:d="M58541 4413h4762v-2803h-551" svg:viewBox="0 0 4763 2804">
          <text:p/>
        </draw:connector>
        <draw:custom-shape draw:style-name="gr38" draw:text-style-name="P18" draw:layer="layout" svg:width="4.204cm" svg:height="4.318cm" svg:x="28.176cm" svg:y="9.709cm">
          <text:p text:style-name="P3"><text:span text:style-name="T12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xml:id="id5" draw:id="id5" draw:layer="layout" svg:width="3.302cm" svg:height="4.318cm" svg:x="21.379cm" svg:y="2.11cm">
          <text:p text:style-name="P3"><text:span text:style-name="T9">Shift</text:span></text:p>
          <text:p text:style-name="P3"><text:span text:style-name="T9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635cm" svg:x="22.971cm" svg:y="16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xml:id="id4" draw:id="id4" draw:layer="layout" svg:x1="16.875cm" svg:y1="11.033cm" svg:x2="28.432cm" svg:y2="11.033cm">
          <text:p/>
        </draw:line>
        <draw:custom-shape draw:style-name="gr12" draw:text-style-name="P8" draw:layer="layout" svg:width="0.508cm" svg:height="0.635cm" svg:x="22.971cm" svg:y="10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5" draw:layer="layout" svg:width="6.106cm" svg:height="1.308cm" svg:x="23.342cm" svg:y="9.598cm">
          <draw:text-box>
            <text:p><text:span text:style-name="T10">Inst [31-26]</text:span></text:p>
          </draw:text-box>
        </draw:frame>
        <draw:line draw:style-name="gr10" draw:text-style-name="P1" draw:layer="layout" svg:x1="23.225cm" svg:y1="13.182cm" svg:x2="28.483cm" svg:y2="13.131cm">
          <text:p/>
        </draw:line>
        <draw:custom-shape draw:style-name="gr12" draw:text-style-name="P8" draw:layer="layout" svg:width="0.508cm" svg:height="0.635cm" svg:x="22.971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3.947cm" svg:height="1.524cm" svg:x="23.342cm" svg:y="11.698cm">
          <draw:text-box>
            <text:p><text:span text:style-name="T10">Inst [5-0]</text:span></text:p>
          </draw:text-box>
        </draw:frame>
        <draw:connector draw:style-name="gr10" draw:text-style-name="P1" draw:layer="layout" svg:x1="16.875cm" svg:y1="11.033cm" svg:x2="21.379cm" svg:y2="4.269cm" draw:start-shape="id4" draw:end-shape="id5" draw:end-glue-point="6" svg:d="M16875 11033v-6764h4504" svg:viewBox="0 0 4505 6765">
          <text:p/>
        </draw:connector>
        <draw:frame draw:style-name="gr39" draw:text-style-name="P15" draw:layer="layout" svg:width="6.106cm" svg:height="1.308cm" svg:x="14.442cm" svg:y="2.698cm">
          <draw:text-box>
            <text:p><text:span text:style-name="T10">Inst [25-0]</text:span></text:p>
          </draw:text-box>
        </draw:frame>
        <draw:line draw:style-name="gr28" draw:text-style-name="P1" draw:layer="layout" svg:x1="18.653cm" svg:y1="5.251cm" svg:x2="19.669cm" svg:y2="3.6cm">
          <text:p/>
        </draw:line>
        <draw:frame draw:style-name="gr29" draw:text-style-name="P17" draw:layer="layout" svg:width="1.524cm" svg:height="1.651cm" svg:x="18.907cm" svg:y="4.556cm">
          <draw:text-box>
            <text:p><text:span text:style-name="T1">26</text:span></text:p>
          </draw:text-box>
        </draw:frame>
        <draw:line draw:style-name="gr28" draw:text-style-name="P1" draw:layer="layout" svg:x1="25.257cm" svg:y1="5.197cm" svg:x2="26.273cm" svg:y2="3.546cm">
          <text:p/>
        </draw:line>
        <draw:frame draw:style-name="gr29" draw:text-style-name="P17" draw:layer="layout" svg:width="1.524cm" svg:height="1.651cm" svg:x="25.511cm" svg:y="4.502cm">
          <draw:text-box>
            <text:p><text:span text:style-name="T1">28</text:span></text:p>
          </draw:text-box>
        </draw:frame>
        <draw:custom-shape draw:style-name="gr12" draw:text-style-name="P8" draw:layer="layout" svg:width="0.508cm" svg:height="0.635cm" svg:x="28.275cm" svg:y="6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635cm" svg:x="31.276cm" svg:y="3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32.496cm" svg:y1="11.795cm" svg:x2="34.782cm" svg:y2="11.795cm">
          <text:p/>
        </draw:line>
        <draw:line draw:style-name="gr11" draw:text-style-name="P1" xml:id="id6" draw:id="id6" draw:layer="layout" svg:x1="12.811cm" svg:y1="7.277cm" svg:x2="28.559cm" svg:y2="7.223cm">
          <text:p/>
        </draw:line>
        <draw:connector draw:style-name="gr10" draw:text-style-name="P1" draw:layer="layout" svg:x1="28.559cm" svg:y1="7.25cm" svg:x2="44.125cm" svg:y2="5.743cm" draw:start-shape="id6" draw:end-shape="id7" draw:end-glue-point="3" svg:d="M28559 7250h7809v-1507h7757" svg:viewBox="0 0 15567 1508">
          <text:p/>
        </draw:connector>
        <draw:frame draw:style-name="gr41" draw:text-style-name="P15" draw:layer="layout" svg:width="7.534cm" svg:height="2.215cm" svg:x="28.242cm" svg:y="5.298cm">
          <draw:text-box>
            <text:p><text:span text:style-name="T10">(PC+4) [31-28]</text:span></text:p>
          </draw:text-box>
        </draw:frame>
        <draw:line draw:style-name="gr28" draw:text-style-name="P1" draw:layer="layout" svg:x1="32.484cm" svg:y1="4.883cm" svg:x2="33.16cm" svg:y2="3.734cm">
          <text:p/>
        </draw:line>
        <draw:frame draw:style-name="gr29" draw:text-style-name="P17" draw:layer="layout" svg:width="1.524cm" svg:height="1.651cm" svg:x="32.998cm" svg:y="3.09cm">
          <draw:text-box>
            <text:p><text:span text:style-name="T1">32</text:span></text:p>
          </draw:text-box>
        </draw:frame>
        <draw:line draw:style-name="gr10" draw:text-style-name="P1" xml:id="id9" draw:id="id9" draw:layer="layout" svg:x1="42.275cm" svg:y1="7.35cm" svg:x2="44.104cm" svg:y2="7.35cm">
          <text:p/>
        </draw:line>
        <draw:connector draw:style-name="gr37" draw:text-style-name="P3" draw:layer="layout" svg:x1="41.279cm" svg:y1="9.367cm" svg:x2="42.275cm" svg:y2="7.35cm" draw:start-shape="id8" draw:start-glue-point="10" draw:end-shape="id9" draw:end-glue-point="3" svg:d="M41279 9367h996v-2017" svg:viewBox="0 0 997 2018">
          <text:p/>
        </draw:connector>
        <draw:custom-shape draw:style-name="gr12" draw:text-style-name="P8" xml:id="id10" draw:id="id10" draw:layer="layout" svg:width="0.508cm" svg:height="0.635cm" svg:x="41.77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4.622cm" svg:y1="4.302cm" svg:x2="40.116cm" svg:y2="4.302cm">
          <text:p/>
        </draw:line>
        <draw:line draw:style-name="gr11" draw:text-style-name="P1" draw:layer="layout" svg:x1="40.116cm" svg:y1="4.31cm" svg:x2="40.116cm" svg:y2="2.532cm">
          <text:p/>
        </draw:line>
        <draw:line draw:style-name="gr10" draw:text-style-name="P1" draw:layer="layout" svg:x1="40.116cm" svg:y1="2.532cm" svg:x2="56.372cm" svg:y2="2.651cm">
          <text:p/>
        </draw:line>
        <draw:connector draw:style-name="gr10" draw:text-style-name="P1" draw:layer="layout" svg:x1="42.031cm" svg:y1="5.445cm" svg:x2="51.117cm" svg:y2="4.299cm" draw:start-shape="id10" draw:start-glue-point="4" draw:end-shape="id11" draw:end-glue-point="3" svg:d="M42031 5445v-1146h9086" svg:viewBox="0 0 9087 1147">
          <text:p/>
        </draw:connector>
        <draw:line draw:style-name="gr11" draw:text-style-name="P1" draw:layer="layout" svg:x1="68.005cm" svg:y1="15.656cm" svg:x2="68.005cm" svg:y2="14.894cm">
          <text:p/>
        </draw:line>
        <draw:line draw:style-name="gr11" draw:text-style-name="P1" draw:layer="layout" svg:x1="64.297cm" svg:y1="15.732cm" svg:x2="64.297cm" svg:y2="14.97cm">
          <text:p/>
        </draw:line>
        <draw:frame draw:style-name="gr42" draw:text-style-name="P16" draw:layer="layout" svg:width="4.346cm" svg:height="1.195cm" svg:x="66.221cm" svg:y="13.631cm">
          <draw:text-box>
            <text:p><text:span text:style-name="T11">MemWrite</text:span></text:p>
          </draw:text-box>
        </draw:frame>
        <draw:frame draw:style-name="gr43" draw:text-style-name="P16" draw:layer="layout" svg:width="4.405cm" svg:height="1.195cm" svg:x="61.622cm" svg:y="13.632cm">
          <draw:text-box>
            <text:p><text:span text:style-name="T11">MemRe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1.28cm" fo:page-height="39.8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7:21:46.323492191</meta:creation-date>
    <dc:date>2017-11-26T19:32:11.440617129</dc:date>
    <meta:editing-duration>PT23H25M38S</meta:editing-duration>
    <meta:editing-cycles>55</meta:editing-cycles>
    <meta:generator>LibreOffice/5.1.6.2$Linux_X86_64 LibreOffice_project/10m0$Build-2</meta:generator>
    <meta:document-statistic meta:object-count="158"/>
  </office:meta>
</office:document-meta>
</file>